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0AEAF144796FCC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8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1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6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7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8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2"/>
    </style:style>
    <style:style style:name="T3" style:family="text">
      <style:text-properties fo:color="#4c4c4c" style:font-name="Times New Roman2" officeooo:rsid="002be605"/>
    </style:style>
    <style:style style:name="T4" style:family="text">
      <style:text-properties fo:color="#4c4c4c" officeooo:rsid="001b802b"/>
    </style:style>
    <style:style style:name="T5" style:family="text">
      <style:text-properties fo:color="#4c4c4c" officeooo:rsid="0023de15"/>
    </style:style>
    <style:style style:name="T6" style:family="text">
      <style:text-properties fo:color="#4c4c4c" officeooo:rsid="0045b0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377e" style:font-weight-asian="bold" style:font-weight-complex="bold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bold" officeooo:rsid="002122b2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377e" style:font-weight-asian="normal" style:font-weight-complex="normal"/>
    </style:style>
    <style:style style:name="T13" style:family="text">
      <style:text-properties fo:font-weight="normal" officeooo:rsid="0010c07c" style:font-weight-asian="normal" style:font-weight-complex="normal"/>
    </style:style>
    <style:style style:name="T14" style:family="text">
      <style:text-properties fo:font-weight="normal" officeooo:rsid="00167aa8" style:font-weight-asian="normal" style:font-weight-complex="normal"/>
    </style:style>
    <style:style style:name="T15" style:family="text">
      <style:text-properties officeooo:rsid="00167aa8"/>
    </style:style>
    <style:style style:name="T16" style:family="text">
      <style:text-properties officeooo:rsid="002122b2"/>
    </style:style>
    <style:style style:name="T17" style:family="text">
      <style:text-properties officeooo:rsid="00205435"/>
    </style:style>
    <style:style style:name="T18" style:family="text">
      <style:text-properties officeooo:rsid="000773a3"/>
    </style:style>
    <style:style style:name="T19" style:family="text">
      <style:text-properties officeooo:rsid="002a2fad"/>
    </style:style>
    <style:style style:name="T20" style:family="text">
      <style:text-properties officeooo:rsid="000f9681"/>
    </style:style>
    <style:style style:name="T21" style:family="text">
      <style:text-properties officeooo:rsid="0010c07c"/>
    </style:style>
    <style:style style:name="T2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135ca"/>
    </style:style>
    <style:style style:name="T26" style:family="text">
      <style:text-properties officeooo:rsid="001c643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773a3" style:font-style-asian="normal" style:font-style-complex="normal"/>
    </style:style>
    <style:style style:name="T29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33" style:family="text">
      <style:text-properties officeooo:rsid="000dd52f"/>
    </style:style>
    <style:style style:name="T34" style:family="text">
      <style:text-properties officeooo:rsid="000e67c4"/>
    </style:style>
    <style:style style:name="T35" style:family="text">
      <style:text-properties officeooo:rsid="00115952"/>
    </style:style>
    <style:style style:name="T36" style:family="text">
      <style:text-properties officeooo:rsid="0017e2f7"/>
    </style:style>
    <style:style style:name="T37" style:family="text">
      <style:text-properties officeooo:rsid="001ccb36"/>
    </style:style>
    <style:style style:name="T38" style:family="text">
      <style:text-properties officeooo:rsid="001d9ce8"/>
    </style:style>
    <style:style style:name="T39" style:family="text">
      <style:text-properties style:font-name="Times New Roman1" fo:font-size="12pt" fo:font-weight="normal" style:font-weight-asian="normal" style:font-weight-complex="normal"/>
    </style:style>
    <style:style style:name="T40" style:family="text">
      <style:text-properties officeooo:rsid="00290314"/>
    </style:style>
    <style:style style:name="T41" style:family="text">
      <style:text-properties officeooo:rsid="000e8e9d"/>
    </style:style>
    <style:style style:name="T42" style:family="text">
      <style:text-properties officeooo:rsid="00304761"/>
    </style:style>
    <style:style style:name="T43" style:family="text">
      <style:text-properties officeooo:rsid="0012912f"/>
    </style:style>
    <style:style style:name="T44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560643786368" text:id="ct156064378636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560643781088" text:id="ct1560643781088">
          <text:deletion>
            <office:change-info>
              <dc:creator>Unbekannter Autor</dc:creator>
              <dc:date>2015-08-13T12:23:00</dc:date>
            </office:change-info>
            <text:p text:style-name="P1"><text:span text:style-name="T8"><text:s/>under</text:span><text:span text:style-name="T12"> </text:span></text:p>
          </text:deletion>
        </text:changed-region>
        <text:changed-region xml:id="ct1560643783968" text:id="ct156064378396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560643781568" text:id="ct156064378156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560643784208" text:id="ct156064378420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83248" text:id="ct1560643783248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1560643790688" text:id="ct15606437906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80128" text:id="ct1560643780128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1560643788288" text:id="ct15606437882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81328" text:id="ct1560643781328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560643787808" text:id="ct156064378780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92368" text:id="ct156064379236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560643783008" text:id="ct156064378300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93328" text:id="ct1560643793328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560643792848" text:id="ct15606437928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93568" text:id="ct156064379356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560643792128" text:id="ct156064379212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88768" text:id="ct1560643788768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1560643779168" text:id="ct156064377916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93808" text:id="ct1560643793808">
          <text:deletion>
            <office:change-info>
              <dc:creator>Unbekannter Autor</dc:creator>
              <dc:date>2015-08-13T12:24:00</dc:date>
            </office:change-info>
            <text:p text:style-name="P2"><text:span text:style-name="T15">D</text:span></text:p>
          </text:deletion>
        </text:changed-region>
        <text:changed-region xml:id="ct1560643779408" text:id="ct156064377940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81808" text:id="ct1560643781808">
          <text:deletion>
            <office:change-info>
              <dc:creator>Unbekannter Autor</dc:creator>
              <dc:date>2015-08-13T12:24:00</dc:date>
            </office:change-info>
            <text:p text:style-name="P2"><text:span text:style-name="T15">A</text:span></text:p>
          </text:deletion>
        </text:changed-region>
        <text:changed-region xml:id="ct1560643790448" text:id="ct15606437904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560643794048" text:id="ct156064379404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643788528" text:id="ct1560643788528">
          <text:deletion>
            <office:change-info>
              <dc:creator>Unbekannter Autor</dc:creator>
              <dc:date>2015-08-13T12:25:00</dc:date>
            </office:change-info>
            <text:p text:style-name="P2"><text:span text:style-name="T16">es</text:span></text:p>
          </text:deletion>
        </text:changed-region>
        <text:changed-region xml:id="ct1560643782048" text:id="ct156064378204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643791168" text:id="ct1560643791168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1560643782288" text:id="ct156064378228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643782528" text:id="ct1560643782528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1560643794288" text:id="ct156064379428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643784448" text:id="ct1560643784448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1560643784928" text:id="ct156064378492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560643813248" text:id="ct1560643813248">
          <text:deletion>
            <office:change-info>
              <dc:creator>Unbekannter Autor</dc:creator>
              <dc:date>2020-10-16T16:51:20</dc:date>
            </office:change-info>
            <text:p text:style-name="P5">1</text:p>
          </text:deletion>
        </text:changed-region>
        <text:changed-region xml:id="ct1560643788048" text:id="ct1560643788048">
          <text:deletion>
            <office:change-info>
              <dc:creator>Wiebke Oeltjen</dc:creator>
              <dc:date>2017-07-13T17:19:00</dc:date>
            </office:change-info>
            <text:p text:style-name="P5"><text:s/></text:p>
          </text:deletion>
        </text:changed-region>
        <text:changed-region xml:id="ct1560643787328" text:id="ct1560643787328">
          <text:deletion>
            <office:change-info>
              <dc:creator>Wiebke Oeltjen</dc:creator>
              <dc:date>2016-07-19T12:48:00</dc:date>
            </office:change-info>
            <text:p text:style-name="P5"><text:span text:style-name="T17">5</text:span></text:p>
          </text:deletion>
        </text:changed-region>
        <text:changed-region xml:id="ct1560643787088" text:id="ct1560643787088">
          <text:deletion>
            <office:change-info>
              <dc:creator>Unbekannter Autor</dc:creator>
              <dc:date>2015-08-13T11:45:00</dc:date>
            </office:change-info>
            <text:p text:style-name="P5">6</text:p>
          </text:deletion>
        </text:changed-region>
        <text:changed-region xml:id="ct1560643786848" text:id="ct1560643786848">
          <text:deletion>
            <office:change-info>
              <dc:creator>Wiebke Oeltjen</dc:creator>
              <dc:date>2019-11-11T12:15:52</dc:date>
            </office:change-info>
            <text:p text:style-name="P5">.0</text:p>
          </text:deletion>
        </text:changed-region>
        <text:changed-region xml:id="ct1560643786608" text:id="ct1560643786608">
          <text:deletion>
            <office:change-info>
              <dc:creator>Wiebke Oeltjen</dc:creator>
              <dc:date>2016-07-19T12:48:00</dc:date>
            </office:change-info>
            <text:p text:style-name="P5"><text:span text:style-name="T17">5</text:span></text:p>
          </text:deletion>
        </text:changed-region>
        <text:changed-region xml:id="ct1560643785168" text:id="ct1560643785168">
          <text:deletion>
            <office:change-info>
              <dc:creator>Unbekannter Autor</dc:creator>
              <dc:date>2015-08-13T11:45:00</dc:date>
            </office:change-info>
            <text:p text:style-name="P5">4</text:p>
          </text:deletion>
        </text:changed-region>
        <text:changed-region xml:id="ct1560643811568" text:id="ct1560643811568">
          <text:deletion>
            <office:change-info>
              <dc:creator>Unbekannter Autor</dc:creator>
              <dc:date>2020-10-16T16:51:20</dc:date>
            </office:change-info>
            <text:p text:style-name="P5"><text:span text:style-name="T17">9</text:span></text:p>
          </text:deletion>
          <text:insertion>
            <office:change-info office:chg-author="Wiebke Oeltjen" office:chg-date-time="2019-11-11T12:15:52"/>
          </text:insertion>
        </text:changed-region>
        <text:changed-region xml:id="ct1560643819008" text:id="ct1560643819008">
          <text:insertion>
            <office:change-info>
              <dc:creator>Unbekannter Autor</dc:creator>
              <dc:date>2020-10-16T16:51:20</dc:date>
            </office:change-info>
          </text:insertion>
        </text:changed-region>
        <text:changed-region xml:id="ct1560643789008" text:id="ct1560643789008">
          <text:insertion>
            <office:change-info>
              <dc:creator>Wiebke Oeltjen</dc:creator>
              <dc:date>2019-11-11T12:15:52</dc:date>
            </office:change-info>
          </text:insertion>
        </text:changed-region>
        <text:changed-region xml:id="ct1560643789248" text:id="ct1560643789248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1560643797408" text:id="ct1560643797408">
          <text:deletion>
            <office:change-info>
              <dc:creator>Wiebke Oeltjen</dc:creator>
              <dc:date>2016-07-19T12:49:00</dc:date>
            </office:change-info>
            <text:p text:style-name="P3"><text:span text:style-name="T18">2</text:span></text:p>
          </text:deletion>
        </text:changed-region>
        <text:changed-region xml:id="ct1560643795248" text:id="ct1560643795248">
          <text:deletion>
            <office:change-info>
              <dc:creator>Wiebke Oeltjen</dc:creator>
              <dc:date>2017-02-02T15:45:00</dc:date>
            </office:change-info>
            <text:p text:style-name="P3"><text:span text:style-name="T18">0</text:span></text:p>
          </text:deletion>
        </text:changed-region>
        <text:changed-region xml:id="ct1560643798848" text:id="ct1560643798848">
          <text:deletion>
            <office:change-info>
              <dc:creator>Unbekannter Autor</dc:creator>
              <dc:date>2015-08-13T11:45:00</dc:date>
            </office:change-info>
            <text:p text:style-name="P3"><text:span text:style-name="T18">2</text:span></text:p>
          </text:deletion>
        </text:changed-region>
        <text:changed-region xml:id="ct1560643796688" text:id="ct1560643796688">
          <text:deletion>
            <office:change-info>
              <dc:creator>Unbekannter Autor</dc:creator>
              <dc:date>2016-01-21T17:29:00</dc:date>
            </office:change-info>
            <text:p text:style-name="P3"><text:span text:style-name="T18">0</text:span></text:p>
          </text:deletion>
        </text:changed-region>
        <text:changed-region xml:id="ct1560643801728" text:id="ct1560643801728">
          <text:deletion>
            <office:change-info>
              <dc:creator>Wiebke Oeltjen</dc:creator>
              <dc:date>2019-01-24T12:01:00</dc:date>
            </office:change-info>
            <text:p text:style-name="P3"><text:span text:style-name="T18">.</text:span></text:p>
          </text:deletion>
        </text:changed-region>
        <text:changed-region xml:id="ct1560643804848" text:id="ct1560643804848">
          <text:deletion>
            <office:change-info>
              <dc:creator>Wiebke Oeltjen</dc:creator>
              <dc:date>2017-05-30T17:05:00</dc:date>
            </office:change-info>
            <text:p text:style-name="P3"><text:span text:style-name="T18">6</text:span></text:p>
          </text:deletion>
        </text:changed-region>
        <text:changed-region xml:id="ct1560643807008" text:id="ct1560643807008">
          <text:deletion>
            <office:change-info>
              <dc:creator>Unbekannter Autor</dc:creator>
              <dc:date>2016-02-25T17:23:00</dc:date>
            </office:change-info>
            <text:p text:style-name="P3"><text:span text:style-name="T18">5</text:span></text:p>
          </text:deletion>
        </text:changed-region>
        <text:changed-region xml:id="ct1560643789728" text:id="ct1560643789728">
          <text:deletion>
            <office:change-info>
              <dc:creator>Wiebke Oeltjen</dc:creator>
              <dc:date>2019-01-24T12:01:00</dc:date>
            </office:change-info>
            <text:p text:style-name="P3"><text:span text:style-name="T18">201</text:span></text:p>
          </text:deletion>
        </text:changed-region>
        <text:changed-region xml:id="ct1560643809648" text:id="ct1560643809648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1560643813488" text:id="ct1560643813488">
          <text:deletion>
            <office:change-info>
              <dc:creator>Unbekannter Autor</dc:creator>
              <dc:date>2020-10-16T16:51:27</dc:date>
            </office:change-info>
            <text:p text:style-name="P3"><text:span text:style-name="T18">19</text:span></text:p>
          </text:deletion>
          <text:insertion>
            <office:change-info office:chg-author="Wiebke Oeltjen" office:chg-date-time="2019-01-24T12:01:00"/>
          </text:insertion>
        </text:changed-region>
        <text:changed-region xml:id="ct1560643824768" text:id="ct1560643824768">
          <text:insertion>
            <office:change-info>
              <dc:creator>Unbekannter Autor</dc:creator>
              <dc:date>2020-10-16T16:51:27</dc:date>
            </office:change-info>
          </text:insertion>
        </text:changed-region>
        <text:changed-region xml:id="ct1560643821168" text:id="ct1560643821168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1560643808208" text:id="ct1560643808208">
          <text:insertion>
            <office:change-info>
              <dc:creator>Wiebke Oeltjen</dc:creator>
              <dc:date>2019-09-02T11:38:37</dc:date>
            </office:change-info>
          </text:insertion>
        </text:changed-region>
        <text:changed-region xml:id="ct1560643801968" text:id="ct1560643801968">
          <text:deletion>
            <office:change-info>
              <dc:creator>Wiebke Oeltjen</dc:creator>
              <dc:date>2017-05-11T18:06:00</dc:date>
            </office:change-info>
            <text:p text:style-name="P4">Windows, Unix, Linux, Mac OS X</text:p>
          </text:deletion>
        </text:changed-region>
        <text:changed-region xml:id="ct1560643795728" text:id="ct1560643795728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1560643805808" text:id="ct1560643805808">
          <text:deletion>
            <office:change-info>
              <dc:creator>Unbekannter Autor</dc:creator>
              <dc:date>2015-08-13T12:26:00</dc:date>
            </office:change-info>
            <text:p text:style-name="P6">A</text:p>
          </text:deletion>
        </text:changed-region>
        <text:changed-region xml:id="ct1560643807728" text:id="ct1560643807728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1560643808928" text:id="ct1560643808928">
          <text:deletion>
            <office:change-info>
              <dc:creator>Unbekannter Autor</dc:creator>
              <dc:date>2015-08-13T12:26:00</dc:date>
            </office:change-info>
            <text:p text:style-name="P6">S</text:p>
          </text:deletion>
        </text:changed-region>
        <text:changed-region xml:id="ct1560643806048" text:id="ct1560643806048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1560643798368" text:id="ct1560643798368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1560643798608" text:id="ct1560643798608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1560643806288" text:id="ct1560643806288">
          <text:deletion>
            <office:change-info>
              <dc:creator>Unbekannter Autor</dc:creator>
              <dc:date>2015-08-13T12:27:00</dc:date>
            </office:change-info>
            <text:p text:style-name="P6"><text:s/>(is <text:s/>included)</text:p>
          </text:deletion>
        </text:changed-region>
        <text:changed-region xml:id="ct1560643805568" text:id="ct1560643805568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1560643802448" text:id="ct1560643802448">
          <text:deletion>
            <office:change-info>
              <dc:creator>Unbekannter Autor</dc:creator>
              <dc:date>2020-04-16T15:35:34</dc:date>
            </office:change-info>
            <text:p text:style-name="P6"><text:span text:style-name="T18">8</text:span></text:p>
          </text:deletion>
        </text:changed-region>
        <text:changed-region xml:id="ct1560643801008" text:id="ct1560643801008">
          <text:deletion>
            <office:change-info>
              <dc:creator>Wiebke Oeltjen</dc:creator>
              <dc:date>2016-07-19T12:49:00</dc:date>
            </office:change-info>
            <text:p text:style-name="P6"><text:span text:style-name="T18">7</text:span></text:p>
          </text:deletion>
        </text:changed-region>
        <text:changed-region xml:id="ct1560643805088" text:id="ct1560643805088">
          <text:insertion>
            <office:change-info>
              <dc:creator>Unbekannter Autor</dc:creator>
              <dc:date>2020-04-16T15:35:34</dc:date>
            </office:change-info>
          </text:insertion>
        </text:changed-region>
        <text:changed-region xml:id="ct1560643799088" text:id="ct1560643799088">
          <text:deletion>
            <office:change-info>
              <dc:creator>Wiebke Oeltjen</dc:creator>
              <dc:date>2016-07-19T13:21:00</dc:date>
            </office:change-info>
            <text:p text:style-name="P6">,</text:p>
          </text:deletion>
        </text:changed-region>
        <text:changed-region xml:id="ct1560643809408" text:id="ct1560643809408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560643809168" text:id="ct1560643809168">
          <text:deletion>
            <office:change-info>
              <dc:creator>Wiebke Oeltjen</dc:creator>
              <dc:date>2016-07-19T13:22:00</dc:date>
            </office:change-info>
            <text:p text:style-name="P6"><text:s/></text:p>
          </text:deletion>
        </text:changed-region>
        <text:changed-region xml:id="ct1560643806528" text:id="ct1560643806528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1560643799568" text:id="ct1560643799568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1560643799808" text:id="ct1560643799808">
          <text:deletion>
            <office:change-info>
              <dc:creator>Wiebke Oeltjen</dc:creator>
              <dc:date>2017-05-12T13:49:00</dc:date>
            </office:change-info>
            <text:p text:style-name="P6"><text:span text:style-name="T19">Apache Ant, </text:span></text:p>
          </text:deletion>
        </text:changed-region>
        <text:changed-region xml:id="ct1560643802688" text:id="ct1560643802688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560643806768" text:id="ct1560643806768">
          <text:deletion>
            <office:change-info>
              <dc:creator>Wiebke Oeltjen</dc:creator>
              <dc:date>2017-05-12T13:49:00</dc:date>
            </office:change-info>
            <text:p text:style-name="P6"><text:span text:style-name="T19">, SVN client </text:span></text:p>
          </text:deletion>
        </text:changed-region>
        <text:changed-region xml:id="ct1560643800048" text:id="ct1560643800048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560643801248" text:id="ct1560643801248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560643795968" text:id="ct1560643795968">
          <text:deletion>
            <office:change-info>
              <dc:creator>Wiebke Oeltjen</dc:creator>
              <dc:date>2019-11-11T12:18:50</dc:date>
            </office:change-info>
            <text:p text:style-name="P13"><text:span text:style-name="T20">http://mycore.org/download/</text:span></text:p>
          </text:deletion>
        </text:changed-region>
        <text:changed-region xml:id="ct1560643794768" text:id="ct1560643794768">
          <text:insertion>
            <office:change-info>
              <dc:creator>Wiebke Oeltjen</dc:creator>
              <dc:date>2019-11-11T12:18:50</dc:date>
            </office:change-info>
          </text:insertion>
        </text:changed-region>
        <text:changed-region xml:id="ct1560643800288" text:id="ct1560643800288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1560643803168" text:id="ct1560643803168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560643807968" text:id="ct1560643807968">
          <text:deletion>
            <office:change-info>
              <dc:creator>Wiebke Oeltjen</dc:creator>
              <dc:date>2017-05-11T17:54:00</dc:date>
            </office:change-info>
            <text:p text:style-name="P13"/>
            <text:p text:style-name="P13"><text:span text:style-name="T21">Example</text:span> application:<text:tab/><text:span text:style-name="T9">MIR</text:span><text:span text:style-name="T13">, </text:span><text:span text:style-name="T14">that is the </text:span><text:span text:style-name="T22">M</text:span><text:span text:style-name="T23">ODS</text:span><text:span text:style-name="T22"> Institutional Repository, </text:span>http://mycore.<text:span text:style-name="T15">org</text:span>/<text:span text:style-name="T25">mir</text:span> </text:p>
          </text:deletion>
        </text:changed-region>
        <text:changed-region xml:id="ct1560643796208" text:id="ct1560643796208">
          <text:deletion>
            <office:change-info>
              <dc:creator>Wiebke Oeltjen</dc:creator>
              <dc:date>2019-11-11T12:19:23</dc:date>
            </office:change-info>
            <text:p text:style-name="P13"><text:span text:style-name="T20">http://mycore.de/documentation/getting_started/mir.html</text:span></text:p>
          </text:deletion>
        </text:changed-region>
        <text:changed-region xml:id="ct1560643807248" text:id="ct1560643807248">
          <text:insertion>
            <office:change-info>
              <dc:creator>Wiebke Oeltjen</dc:creator>
              <dc:date>2019-11-11T12:19:23</dc:date>
            </office:change-info>
          </text:insertion>
        </text:changed-region>
        <text:changed-region xml:id="ct1560643795008" text:id="ct1560643795008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1560643800528" text:id="ct1560643800528">
          <text:deletion>
            <office:change-info>
              <dc:creator>Wiebke Oeltjen</dc:creator>
              <dc:date>2017-02-02T16:38:00</dc:date>
            </office:change-info>
            <text:p text:style-name="P8"><text:span text:style-name="T26">handle</text:span></text:p>
          </text:deletion>
        </text:changed-region>
        <text:changed-region xml:id="ct1560643800768" text:id="ct1560643800768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1560643801488" text:id="ct1560643801488">
          <text:deletion>
            <office:change-info>
              <dc:creator>Wiebke Oeltjen</dc:creator>
              <dc:date>2017-05-12T13:51:00</dc:date>
            </office:change-info>
            <text:p text:style-name="P8"><text:span text:style-name="T24"><text:s/></text:span></text:p>
          </text:deletion>
        </text:changed-region>
        <text:changed-region xml:id="ct1560643802928" text:id="ct1560643802928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1560643803408" text:id="ct1560643803408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560643803888" text:id="ct1560643803888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1560643804128" text:id="ct1560643804128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1560643805328" text:id="ct1560643805328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560643818288" text:id="ct1560643818288">
          <text:insertion>
            <office:change-info>
              <dc:creator>Unbekannter Autor</dc:creator>
              <dc:date>2020-04-16T15:30:15</dc:date>
            </office:change-info>
          </text:insertion>
        </text:changed-region>
        <text:changed-region xml:id="ct1560643810128" text:id="ct1560643810128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560643819728" text:id="ct1560643819728">
          <text:insertion>
            <office:change-info>
              <dc:creator>Wiebke Oeltjen</dc:creator>
              <dc:date>2017-05-12T14:08:00</dc:date>
            </office:change-info>
          </text:insertion>
        </text:changed-region>
        <text:changed-region xml:id="ct1560643810608" text:id="ct1560643810608">
          <text:deletion>
            <office:change-info>
              <dc:creator>Unbekannter Autor</dc:creator>
              <dc:date>2020-04-16T15:32:52</dc:date>
            </office:change-info>
            <text:p text:style-name="P7"><text:span text:style-name="T43">http://www.mycore.de/applications/list.html</text:span></text:p>
          </text:deletion>
        </text:changed-region>
        <text:changed-region xml:id="ct1560643816368" text:id="ct1560643816368">
          <text:insertion>
            <office:change-info>
              <dc:creator>Unbekannter Autor</dc:creator>
              <dc:date>2020-04-16T15:32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draw:frame draw:style-name="fr1" draw:name="Grafik1" text:anchor-type="paragraph" svg:x="12.467cm" svg:y="-0.339cm" svg:width="4.5cm" svg:height="1.06cm" draw:z-index="0"><draw:image xlink:href="Pictures/10000000000000AA000000280AEAF144796FCC26.png" xlink:type="simple" xlink:show="embed" xlink:actuate="onLoad" loext:mime-type="image/png"/></draw:frame>MyCoRe data sheet </text:h>
      <text:p text:style-name="P2">MyCoRe:<text:tab/><text:span text:style-name="T7">My</text:span> <text:span text:style-name="T7">Co</text:span>ntent <text:span text:style-name="T7">Re</text:span>pository ['maɪkɔːr]</text:p>
      <text:p text:style-name="P1">License:<text:tab/><text:span text:style-name="T7">Open Source Software</text:span><text:change-start text:change-id="ct1560643786368"/><text:span text:style-name="T11">, </text:span><text:span text:style-name="T39">licensed</text:span><text:span text:style-name="T11"> under </text:span><text:span text:style-name="T12">the </text:span><text:change-end text:change-id="ct1560643786368"/><text:change text:change-id="ct1560643781088"/><text:span text:style-name="T24">GNU General Public License</text:span> (GPL) </text:p>
      <text:p text:style-name="P2">Developers:<text:tab/><text:change-start text:change-id="ct1560643783968"/><text:span text:style-name="T10">The </text:span><text:change-end text:change-id="ct1560643783968"/><text:span text:style-name="T7">MyCoRe Community</text:span></text:p>
      <text:p text:style-name="P2">Website: <text:tab/><text:span text:style-name="T7">http://www.mycore.org</text:span></text:p>
      <text:p text:style-name="P2">Type:<text:tab/>Web application for <text:change text:change-id="ct1560643781568"/><text:change-start text:change-id="ct1560643784208"/><text:span text:style-name="T16">d</text:span><text:change-end text:change-id="ct1560643784208"/>igital <text:change text:change-id="ct1560643783248"/><text:change-start text:change-id="ct1560643790688"/><text:span text:style-name="T16">l</text:span><text:change-end text:change-id="ct1560643790688"/>ibraries, <text:change text:change-id="ct1560643780128"/><text:change-start text:change-id="ct1560643788288"/><text:span text:style-name="T16">c</text:span><text:change-end text:change-id="ct1560643788288"/>ontent <text:change text:change-id="ct1560643781328"/><text:change-start text:change-id="ct1560643787808"/><text:span text:style-name="T16">m</text:span><text:change-end text:change-id="ct1560643787808"/>anagement, <text:line-break/><text:tab/><text:change text:change-id="ct1560643792368"/><text:change-start text:change-id="ct1560643783008"/><text:span text:style-name="T16">d</text:span><text:change-end text:change-id="ct1560643783008"/>ocument <text:change text:change-id="ct1560643793328"/><text:change-start text:change-id="ct1560643792848"/><text:span text:style-name="T16">m</text:span><text:change-end text:change-id="ct1560643792848"/>anagement, <text:change text:change-id="ct1560643793568"/><text:change-start text:change-id="ct1560643792128"/><text:span text:style-name="T16">d</text:span><text:change-end text:change-id="ct1560643792128"/>ocument server, <text:change text:change-id="ct1560643788768"/><text:change-start text:change-id="ct1560643779168"/><text:span text:style-name="T16">p</text:span><text:change-end text:change-id="ct1560643779168"/>ublication server, <text:line-break/><text:tab/><text:change text:change-id="ct1560643793808"/><text:change-start text:change-id="ct1560643779408"/><text:span text:style-name="T15">d</text:span><text:change-end text:change-id="ct1560643779408"/><text:span text:style-name="T15">igital </text:span><text:change text:change-id="ct1560643781808"/><text:change-start text:change-id="ct1560643790448"/><text:span text:style-name="T15">a</text:span><text:change-end text:change-id="ct1560643790448"/>rchiv<text:change-start text:change-id="ct1560643794048"/><text:span text:style-name="T16">ing</text:span><text:change-end text:change-id="ct1560643794048"/><text:change text:change-id="ct1560643788528"/><text:change-start text:change-id="ct1560643782048"/><text:span text:style-name="T16"> solution</text:span><text:change-end text:change-id="ct1560643782048"/>, <text:change text:change-id="ct1560643791168"/><text:change-start text:change-id="ct1560643782288"/><text:span text:style-name="T16">i</text:span><text:change-end text:change-id="ct1560643782288"/>nstitutional <text:change text:change-id="ct1560643782528"/><text:change-start text:change-id="ct1560643794288"/><text:span text:style-name="T16">r</text:span><text:change-end text:change-id="ct1560643794288"/>epositories</text:p>
      <text:p text:style-name="P2">Language:<text:tab/>Language of MyCoRe application is <text:change text:change-id="ct1560643784448"/><text:change-start text:change-id="ct1560643784928"/><text:span text:style-name="T16">configurable</text:span><text:change-end text:change-id="ct1560643784928"/>, documentation is German</text:p>
      <text:p text:style-name="P5">LTS Release:<text:tab/>20<text:change text:change-id="ct1560643813248"/><text:change text:change-id="ct1560643788048"/><text:change text:change-id="ct1560643787328"/><text:change text:change-id="ct1560643787088"/><text:change text:change-id="ct1560643786848"/><text:change text:change-id="ct1560643786608"/><text:change text:change-id="ct1560643785168"/><text:change text:change-id="ct1560643811568"/><text:change-start text:change-id="ct1560643819008"/><text:span text:style-name="T17">20</text:span><text:change-end text:change-id="ct1560643819008"/><text:change-start text:change-id="ct1560643789008"/><text:span text:style-name="T17">.06</text:span><text:change-end text:change-id="ct1560643789008"/><text:change-start text:change-id="ct1560643789248"/><text:span text:style-name="T17"> </text:span><text:change-end text:change-id="ct1560643789248"/>(<text:span text:style-name="T24">long term release</text:span>)</text:p>
      <text:p text:style-name="P3">Version:<text:tab/><text:change text:change-id="ct1560643797408"/><text:change text:change-id="ct1560643795248"/><text:change text:change-id="ct1560643798848"/><text:change text:change-id="ct1560643796688"/><text:change text:change-id="ct1560643801728"/><text:change text:change-id="ct1560643804848"/><text:change text:change-id="ct1560643807008"/><text:change text:change-id="ct1560643789728"/><text:change-start text:change-id="ct1560643809648"/><text:span text:style-name="T18">20</text:span><text:change-end text:change-id="ct1560643809648"/><text:change text:change-id="ct1560643813488"/><text:change-start text:change-id="ct1560643824768"/><text:span text:style-name="T18">20</text:span><text:change-end text:change-id="ct1560643824768"/><text:change-start text:change-id="ct1560643821168"/><text:span text:style-name="T18">.</text:span><text:change-end text:change-id="ct1560643821168"/><text:change-start text:change-id="ct1560643808208"/><text:span text:style-name="T18">06</text:span><text:change-end text:change-id="ct1560643808208"/></text:p>
      <text:p text:style-name="P4">Operating system:<text:tab/><text:change text:change-id="ct1560643801968"/><text:change-start text:change-id="ct1560643795728"/>Linux, Mac OS X, Unix, Windows<text:change-end text:change-id="ct1560643795728"/></text:p>
      <text:p text:style-name="P6">System requirements:<text:tab/>Web <text:change text:change-id="ct1560643805808"/><text:change-start text:change-id="ct1560643807728"/><text:span text:style-name="T16">a</text:span><text:change-end text:change-id="ct1560643807728"/>pplication <text:change text:change-id="ct1560643808928"/><text:change-start text:change-id="ct1560643806048"/><text:span text:style-name="T16">s</text:span><text:change-end text:change-id="ct1560643806048"/>erver: <text:change-start text:change-id="ct1560643798368"/><text:line-break/><text:change-end text:change-id="ct1560643798368"/>Apache Tomcat, Jetty or <text:span text:style-name="T21">comparable web server</text:span><text:change-start text:change-id="ct1560643798608"/><text:span text:style-name="T21">, </text:span>Version 3.1<text:change-end text:change-id="ct1560643798608"/><text:line-break/>Database: <text:span text:style-name="T21">PostgreSQL, </text:span>MySQL, Oracle, IBM DB2, HSQLDB<text:change text:change-id="ct1560643806288"/> or other relational database management system<text:change-start text:change-id="ct1560643805568"/>, <text:span text:style-name="T40">that works with hibernate</text:span><text:change-end text:change-id="ct1560643805568"/><text:line-break/>Java <text:change text:change-id="ct1560643802448"/><text:change text:change-id="ct1560643801008"/><text:change-start text:change-id="ct1560643805088"/><text:span text:style-name="T18">11</text:span><text:change-end text:change-id="ct1560643805088"/> SDK<text:change text:change-id="ct1560643799088"/><text:change-start text:change-id="ct1560643809408"/> <text:change-end text:change-id="ct1560643809408"/><text:change text:change-id="ct1560643809168"/><text:change-start text:change-id="ct1560643806528"/><text:span text:style-name="T19">and for development</text:span><text:change-end text:change-id="ct1560643806528"/><text:change-start text:change-id="ct1560643799568"/><text:span text:style-name="T19">: </text:span><text:change-end text:change-id="ct1560643799568"/><text:change text:change-id="ct1560643799808"/><text:span text:style-name="T19">Maven</text:span><text:change-start text:change-id="ct1560643802688"/><text:span text:style-name="T19"> </text:span><text:change-end text:change-id="ct1560643802688"/><text:change text:change-id="ct1560643806768"/><text:change-start text:change-id="ct1560643800048"/><text:span text:style-name="T19">and Git</text:span><text:change-end text:change-id="ct1560643800048"/><text:change-start text:change-id="ct1560643801248"/><text:line-break/><text:span text:style-name="T41">Solr-Server</text:span><text:change-end text:change-id="ct1560643801248"/></text:p>
      <text:p text:style-name="P13">Download:<text:tab/><text:change text:change-id="ct1560643795968"/><text:change-start text:change-id="ct1560643794768"/>https://www.mycore.de/site/download/<text:change-end text:change-id="ct1560643794768"/><text:change-start text:change-id="ct1560643800288"/><text:span text:style-name="T20"> </text:span><text:change-end text:change-id="ct1560643800288"/><text:change-start text:change-id="ct1560643803168"/><text:span text:style-name="T20">and https://github.com/MyCoRe-Org</text:span><text:change-end text:change-id="ct1560643803168"/><text:span text:style-name="T20"><text:line-break/></text:span><text:change text:change-id="ct1560643807968"/><text:change text:change-id="ct1560643796208"/><text:change-start text:change-id="ct1560643807248"/><text:span text:style-name="T20">https://www.mycore.de/documentation/getting_started/gs_mir_install/</text:span><text:change-end text:change-id="ct1560643807248"/></text:p>
      <text:p text:style-name="P8">Functionality:<text:tab/><text:span text:style-name="T35">The </text:span>MyCoRe <text:span text:style-name="T35">framework</text:span> provides functionality of <text:span text:style-name="T36">information repositories </text:span>and publication servers. Own web applications can be developed with MyCoRe by configurations and adjustments in XML, XSL <text:span text:style-name="T33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34"> An integrated viewing tool is provided for displaying images or high-resolution illustrations. </text:span>Standards are supported for metadata (like <text:span text:style-name="T28">MODS</text:span>) and for classifications (e.g. <text:span text:style-name="T24">Dewey Decimal Classification</text:span><text:span text:style-name="T27"> DDC</text:span>). Metadata models are adaptable and ex<text:change-start text:change-id="ct1560643795008"/><text:span text:style-name="T44">­</text:span><text:change-end text:change-id="ct1560643795008"/>pandable. Persistent identifiers (URN, <text:change text:change-id="ct1560643800528"/><text:change-start text:change-id="ct1560643800768"/><text:span text:style-name="T26">DOI</text:span><text:change-end text:change-id="ct1560643800768"/>) assure permanent access to the data. Interfaces to other systems are supported such as the <text:span text:style-name="T24">Open Archives</text:span><text:change text:change-id="ct1560643801488"/><text:change-start text:change-id="ct1560643802928"/><text:span text:style-name="T24"> </text:span><text:change-end text:change-id="ct1560643802928"/><text:span text:style-name="T24">Initiative Protocol for Metadata Harvesting</text:span> (OAI-PMH), the <text:span text:style-name="T24">Simple Web-service Offering Repository Deposit</text:span> (SWORD), <text:span text:style-name="T26">REST</text:span> or search engine robots. Access to MyCoRe applications can be controlled by user and rights management <text:span text:style-name="T37">with LDAP or shibboleth. </text:span><text:span text:style-name="T24">Access Control Lists</text:span> (ACL)<text:span text:style-name="T37"> </text:span>specif<text:span text:style-name="T37">y </text:span>what operations are allowed to be performed on <text:span text:style-name="T38">metadata or </text:span>objects.<text:change-start text:change-id="ct1560643803408"/></text:p>
      <text:p text:style-name="P7"><text:span text:style-name="T42">A</text:span>pplication:<text:tab/><text:span text:style-name="T9">MIR</text:span><text:span text:style-name="T13">, </text:span><text:span text:style-name="T14">the </text:span><text:span text:style-name="T22">M</text:span><text:span text:style-name="T23">ODS</text:span><text:span text:style-name="T22"> Institutional Repository </text:span><text:span text:style-name="T31">is based on the</text:span><text:span text:style-name="T29"> MyCoRe </text:span><text:span text:style-name="T31">f</text:span><text:span text:style-name="T29">rame</text:span><text:span text:style-name="T31">­</text:span><text:span text:style-name="T29">work. </text:span><text:span text:style-name="T31">This </text:span><text:change-end text:change-id="ct1560643803408"/><text:change-start text:change-id="ct1560643803888"/><text:span text:style-name="T31">out-of-the-box software solution </text:span><text:change-end text:change-id="ct1560643803888"/><text:change-start text:change-id="ct1560643804128"/><text:span text:style-name="T31">is </text:span><text:change-end text:change-id="ct1560643804128"/><text:change-start text:change-id="ct1560643805328"/><text:span text:style-name="T31">ready for installation and use.</text:span><text:span text:style-name="T29"> </text:span><text:span text:style-name="T32">Test the demo </text:span><text:span text:style-name="T31">version</text:span><text:span text:style-name="T30">:</text:span><text:span text:style-name="T22"> </text:span><text:span text:style-name="T43">http</text:span><text:change-end text:change-id="ct1560643805328"/><text:change-start text:change-id="ct1560643818288"/><text:span text:style-name="T43">s</text:span><text:change-end text:change-id="ct1560643818288"/><text:change-start text:change-id="ct1560643810128"/><text:span text:style-name="T43">://mycore.org/mir</text:span><text:change-end text:change-id="ct1560643810128"/><text:change-start text:change-id="ct1560643819728"/><text:span text:style-name="T43"><text:line-break/>For more sample applications, see </text:span><text:change-end text:change-id="ct1560643819728"/><text:change text:change-id="ct1560643810608"/><text:change-start text:change-id="ct1560643816368"/><text:span text:style-name="T43">https://www.mycore.de/site/applications/list/</text:span><text:change-end text:change-id="ct15606438163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23de15"/>
    </style:style>
    <style:style style:name="MT5" style:family="text">
      <style:text-properties fo:color="#4c4c4c" officeooo:rsid="001b802b"/>
    </style:style>
    <style:style style:name="MT6" style:family="text">
      <style:text-properties fo:color="#4c4c4c" officeooo:rsid="0045b0d0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560643770048" text:id="ct1560643770048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1560643764288" text:id="ct1560643764288">
            <text:deletion>
              <office:change-info>
                <dc:creator>Wiebke Oeltjen</dc:creator>
                <dc:date>2020-01-08T16:53:52</dc:date>
              </office:change-info>
              <text:p text:style-name="Footer"><text:span text:style-name="MT4">1</text:span></text:p>
            </text:deletion>
          </text:changed-region>
          <text:changed-region xml:id="ct1560643771008" text:id="ct1560643771008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4">6</text:span></text:p>
            </text:deletion>
          </text:changed-region>
          <text:changed-region xml:id="ct1560643770768" text:id="ct1560643770768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5">5</text:span></text:p>
            </text:deletion>
          </text:changed-region>
          <text:changed-region xml:id="ct1560643777248" text:id="ct1560643777248">
            <text:insertion>
              <office:change-info>
                <dc:creator>Wiebke Oeltjen</dc:creator>
                <dc:date>2020-01-08T16:53:53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1560643770048"/><text:span text:style-name="MT1"> </text:span><text:span text:style-name="MT3">®</text:span><text:change-end text:change-id="ct1560643770048"/><text:span text:style-name="MT1">, 20</text:span><text:change text:change-id="ct1560643764288"/><text:change text:change-id="ct1560643771008"/><text:change text:change-id="ct1560643770768"/><text:change-start text:change-id="ct1560643777248"/><text:span text:style-name="MT6">20</text:span><text:change-end text:change-id="ct156064377724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0-10-16T16:55:30.079000000</dc:date>
    <meta:editing-duration>PT21H49M32S</meta:editing-duration>
    <meta:editing-cycles>95</meta:editing-cycles>
    <meta:generator>LibreOffice/6.2.8.2$Windows_X86_64 LibreOffice_project/f82ddfca21ebc1e222a662a32b25c0c9d20169ee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62" meta:character-count="2795" meta:non-whitespace-character-count="2437"/>
    <meta:user-defined meta:name="Info 1"/>
    <meta:user-defined meta:name="Info 2"/>
    <meta:user-defined meta:name="Info 3"/>
    <meta:user-defined meta:name="Info 4"/>
  </office:meta>
</office:document-meta>
</file>